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9000002198CE6273C0514045E.png" manifest:media-type="image/png"/>
  <manifest:file-entry manifest:full-path="Pictures/100000010000050B0000025030B7BAAF5E120D84.png" manifest:media-type="image/png"/>
  <manifest:file-entry manifest:full-path="Pictures/100000010000050B000002509C3EE17628305158.png" manifest:media-type="image/png"/>
  <manifest:file-entry manifest:full-path="Pictures/100000010000022F0000021130D3341DD1548F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e233" officeooo:paragraph-rsid="001fe233" style:font-size-asian="16pt" style:font-weight-asian="bold" style:font-size-complex="16pt" style:font-weight-complex="bol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actical 5</text:p>
      <text:p text:style-name="P1"/>
      <text:p text:style-name="P1"><draw:frame draw:style-name="fr2" draw:name="Image1" text:anchor-type="char" svg:x="3.007cm" svg:y="0.346cm" svg:width="10.405cm" svg:height="7.172cm" draw:z-index="0"><draw:image xlink:href="Pictures/100000010000022F0000021130D3341DD1548F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cm" svg:y="0.173cm" svg:width="17cm" svg:height="8.521cm" draw:z-index="1"><draw:image xlink:href="Pictures/100000010000050B000002509C3EE176283051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.09cm" svg:y="0.413cm" svg:width="17cm" svg:height="7.795cm" draw:z-index="2"><draw:image xlink:href="Pictures/100000010000050B0000025030B7BAAF5E120D84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4" text:anchor-type="char" svg:width="17cm" svg:height="10.086cm" draw:z-index="3"><draw:image xlink:href="Pictures/1000000100000389000002198CE6273C051404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0:06:59.037480001</meta:creation-date>
    <dc:date>2025-04-02T10:16:45.267962570</dc:date>
    <meta:editing-duration>PT9M47S</meta:editing-duration>
    <meta:editing-cycles>1</meta:editing-cycles>
    <meta:document-statistic meta:table-count="0" meta:image-count="4" meta:object-count="0" meta:page-count="2" meta:paragraph-count="1" meta:word-count="2" meta:character-count="11" meta:non-whitespace-character-count="10"/>
    <meta:generator>LibreOffice/7.3.7.2$Linux_X86_64 LibreOffice_project/30$Build-2</meta:generator>
  </office:meta>
</office:document-meta>
</file>